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22" style:family="table-column">
      <style:table-column-properties fo:break-before="auto" style:column-width="1.4854in"/>
    </style:style>
    <style:style style:name="co23" style:family="table-column">
      <style:table-column-properties fo:break-before="auto" style:column-width="4.1189in"/>
    </style:style>
    <style:style style:name="co20" style:family="table-column">
      <style:table-column-properties fo:break-before="auto" style:column-width="1.1252in"/>
    </style:style>
    <style:style style:name="co21" style:family="table-column">
      <style:table-column-properties fo:break-before="auto" style:column-width="0.982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1" style:family="table-row">
      <style:table-row-properties style:row-height="0.1783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fo:background-color="#ccff00"/>
      <style:text-properties style:font-name="Courier New"/>
    </style:style>
    <style:style style:name="ce25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4" style:family="table-cell" style:parent-style-name="Default">
      <style:text-properties style:font-name="Courier New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16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9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8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0" table:default-cell-style-name="ce9"/>
        <table:table-column table:style-name="co21" table:default-cell-style-name="ce8"/>
        <table:table-column table:style-name="co24" table:default-cell-style-name="ce8"/>
        <table:table-column table:style-name="co25" table:default-cell-style-name="ce8"/>
        <table:table-column table:style-name="co5" table:number-columns-repeated="1020" table:default-cell-style-name="ce8"/>
        <table:table-row table:style-name="ro1">
          <table:table-cell table:style-name="ce8" office:value-type="string">
            <text:p>Release:</text:p>
          </table:table-cell>
          <table:table-cell table:style-name="ce19" office:value-type="string">
            <text:p>0xBE73FE</text:p>
          </table:table-cell>
          <table:table-cell table:style-name="ce30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19F</text:p>
          </table:table-cell>
          <table:table-cell table:style-name="ce30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0xBE722B</text:p>
          </table:table-cell>
          <table:table-cell table:style-name="ce30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9" office:value-type="string">
            <text:p>byte</text:p>
          </table:table-cell>
          <table:table-cell table:style-name="ce30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/>
          <table:table-cell table:style-name="ce20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 table:style-name="ce19"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table:style-name="ce21" office:value-type="string">
            <text:p>0x13A466C</text:p>
          </table:table-cell>
          <table:table-cell table:style-name="ce30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Debug:</text:p>
          </table:table-cell>
          <table:table-cell table:style-name="ce19" office:value-type="string">
            <text:p>0x13A882C</text:p>
          </table:table-cell>
          <table:table-cell table:style-name="ce30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8"/>
          <table:table-cell office:value-type="string">
            <text:p>[[[ptr]]+10]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0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8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0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0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0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0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0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0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3" table:number-columns-repeated="2"/>
          <table:table-cell table:style-name="ce30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0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0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style-name="ce31"/>
          <table:table-cell table:style-name="ce10" table:number-columns-repeated="1021"/>
        </table:table-row>
        <table:table-row table:style-name="ro1">
          <table:table-cell table:style-name="ce8"/>
          <table:table-cell/>
          <table:table-cell table:style-name="ce30"/>
          <table:table-cell table:number-columns-repeated="1021"/>
        </table:table-row>
        <table:table-row table:style-name="ro1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0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0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10"/>
          <table:table-cell table:style-name="ce31"/>
          <table:table-cell table:style-name="ce10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3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00003</text:p>
          </table:table-cell>
          <table:table-cell table:style-name="ce13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13" office:value-type="string">
            <text:p>Capra Demon Dead</text:p>
          </table:table-cell>
          <table:table-cell table:style-name="ce12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3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3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1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"/>
          <table:table-cell table:style-name="ce10" table:number-columns-repeated="1023"/>
        </table:table-row>
        <table:table-row table:style-name="ro3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3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3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3" table:number-rows-repeated="2">
          <table:table-cell table:style-name="ce11" table:number-columns-repeated="2"/>
          <table:table-cell table:style-name="ce16"/>
          <table:table-cell table:style-name="ce11"/>
          <table:table-cell table:style-name="ce10" table:number-columns-repeated="1020"/>
        </table:table-row>
        <table:table-row table:style-name="ro3">
          <table:table-cell table:style-name="ce15" table:number-columns-repeated="2"/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E4</text:p>
          </table:table-cell>
          <table:table-cell table:style-name="ce17"/>
          <table:table-cell table:style-name="ce15"/>
          <table:table-cell table:style-name="ce14" table:number-columns-repeated="1020"/>
        </table:table-row>
        <table:table-row table:style-name="ro3">
          <table:table-cell table:style-name="ce18" office:value-type="string">
            <text:p>Debug: </text:p>
          </table:table-cell>
          <table:table-cell table:style-name="ce12" office:value-type="string">
            <text:p>0x137C6A4</text:p>
          </table:table-cell>
          <table:table-cell table:style-name="ce12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12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table:style-name="ce12" office:value-type="string">
            <text:p>x1xxxxxx</text:p>
          </table:table-cell>
          <table:table-cell table:style-name="ce12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12"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1xxxx</text:p>
          </table:table-cell>
          <table:table-cell table:style-name="ce12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1xx </text:p>
          </table:table-cell>
          <table:table-cell table:style-name="ce12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>
            <text:p>xxxxxxx1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12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12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12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12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12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28" office:value-type="string">
            <text:p>0x137D644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381804</text:p>
          </table:table-cell>
          <table:table-cell table:style-name="ce12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[[[[ptr]+3c]+28]+14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12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7"/>
          <table:table-cell table:style-name="ce14" table:number-columns-repeated="1021"/>
        </table:table-row>
        <table:table-row table:style-name="ro3">
          <table:table-cell table:style-name="ce18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8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3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3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2"/>
          <table:table-cell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1"/>
          <table:table-cell table:style-name="ce10" table:number-columns-repeated="1023"/>
        </table:table-row>
        <table:table-row table:style-name="ro3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84D3</text:p>
          </table:table-cell>
          <table:table-cell table:style-name="ce17" office:value-type="string">
            <text:p>Darksouls.exe+F784D3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office:value-type="string">
            <text:p>byte</text:p>
          </table:table-cell>
          <table:table-cell table:style-name="ce17" office:value-type="string">
            <text:p>Deal max damage on all hit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A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Don't take damage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B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No hitbox collision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C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ttack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D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ies don't approach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0x13784EE</text:p>
          </table:table-cell>
          <table:table-cell table:style-name="ce14" office:value-type="string">
            <text:p>byte</text:p>
          </table:table-cell>
          <table:table-cell table:style-name="ce17" office:value-type="string">
            <text:p>Enemy AI off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 table:number-rows-repeated="2">
          <table:table-cell table:style-name="ce11"/>
          <table:table-cell table:style-name="ce10"/>
          <table:table-cell table:style-name="ce16"/>
          <table:table-cell table:style-name="ce10" table:number-columns-repeated="1021"/>
        </table:table-row>
        <table:table-row table:style-name="ro3">
          <table:table-cell table:style-name="ce15"/>
          <table:table-cell table:style-name="ce14"/>
          <table:table-cell table:style-name="ce17"/>
          <table:table-cell table:style-name="ce14" table:number-columns-repeated="1021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3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3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3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3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3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3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3">
          <table:table-cell table:style-name="ce14" table:number-columns-repeated="1024"/>
        </table:table-row>
        <table:table-row table:style-name="ro3" table:number-rows-repeated="2">
          <table:table-cell table:style-name="ce10" table:number-columns-repeated="1024"/>
        </table:table-row>
        <table:table-row table:style-name="ro3">
          <table:table-cell table:style-name="ce14" table:number-columns-repeated="1024"/>
        </table:table-row>
        <table:table-row table:style-name="ro3">
          <table:table-cell table:style-name="ce14" office:value-type="string">
            <text:p>Release:</text:p>
          </table:table-cell>
          <table:table-cell table:style-name="ce29" office:value-type="string">
            <text:p>0x137D648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5"/>
          <table:table-cell table:style-name="ce14" table:number-columns-repeated="1023"/>
        </table:table-row>
        <table:table-row table:style-name="ro3">
          <table:table-cell table:style-name="ce17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3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/>
          <table:table-cell table:style-name="ce1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 table:number-rows-repeated="10479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5" table:number-columns-repeated="1021" table:default-cell-style-name="ce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[ptr]</text:p>
          </table:table-cell>
          <table:table-cell table:style-name="ce2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4">
          <table:table-cell office:value-type="string">
            <text:p>SteamNodePtrs</text:p>
          </table:table-cell>
          <table:table-cell table:number-columns-repeated="1023"/>
        </table:table-row>
        <table:table-row table:style-name="ro4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4">
          <table:table-cell table:style-name="ce26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4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3"/>
          <table:table-cell table:number-columns-repeated="1023"/>
        </table:table-row>
        <table:table-row table:style-name="ro3" table:number-rows-repeated="2">
          <table:table-cell table:style-name="ce25"/>
          <table:table-cell table:style-name="ce24" table:number-columns-repeated="1023"/>
        </table:table-row>
        <table:table-row table:style-name="ro3">
          <table:table-cell table:style-name="ce23"/>
          <table:table-cell table:number-columns-repeated="1023"/>
        </table:table-row>
        <table:table-row table:style-name="ro3">
          <table:table-cell table:style-name="ce26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4">
          <table:table-cell table:style-name="ce2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4"/>
        <table:table-column table:style-name="co5" table:number-columns-repeated="1023" table:default-cell-style-name="ce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4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4"/>
        <table:table-column table:style-name="co10" table:default-cell-style-name="ce26"/>
        <table:table-column table:style-name="co10" table:default-cell-style-name="ce4"/>
        <table:table-column table:style-name="co11" table:default-cell-style-name="ce4"/>
        <table:table-column table:style-name="co5" table:number-columns-repeated="1020" table:default-cell-style-name="ce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7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7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4"/>
        <table:table-column table:style-name="co5" table:number-columns-repeated="1023" table:default-cell-style-name="ce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4"/>
        <table:table-column table:style-name="co15" table:default-cell-style-name="ce4"/>
        <table:table-column table:style-name="co5" table:number-columns-repeated="1021" table:default-cell-style-name="ce4"/>
        <table:table-row table:style-name="ro3">
          <table:table-cell table:style-name="ce26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 ebx</text:p>
          </table:table-cell>
          <table:table-cell table:style-name="ce26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ush eax</text:p>
          </table:table-cell>
          <table:table-cell table:style-name="ce26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inc eax</text:p>
          </table:table-cell>
          <table:table-cell table:style-name="ce26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bx</text:p>
          </table:table-cell>
          <table:table-cell table:style-name="ce26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inc edi</text:p>
          </table:table-cell>
          <table:table-cell table:style-name="ce26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6"/>
          <table:table-cell table:number-columns-repeated="1022"/>
        </table:table-row>
        <table:table-row table:style-name="ro3">
          <table:table-cell table:style-name="ce26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table:number-columns-repeated="2"/>
          <table:table-cell table:number-columns-repeated="1021"/>
        </table:table-row>
        <table:table-row table:style-name="ro3">
          <table:table-cell table:style-name="ce26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6" office:value-type="string">
            <text:p>pop eax</text:p>
          </table:table-cell>
          <table:table-cell table:style-name="ce26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6" office:value-type="string">
            <text:p>push esi</text:p>
          </table:table-cell>
          <table:table-cell table:style-name="ce26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6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4"/>
        <table:table-column table:style-name="co17" table:default-cell-style-name="ce4"/>
        <table:table-column table:style-name="co5" table:number-columns-repeated="1022" table:default-cell-style-name="ce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4"/>
        <table:table-column table:style-name="co23" table:default-cell-style-name="ce4"/>
        <table:table-column table:style-name="co5" table:number-columns-repeated="1022" table:default-cell-style-name="ce4"/>
        <table:table-row table:style-name="ro4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4">
          <table:table-cell/>
          <table:table-cell table:style-name="ce42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4">
          <table:table-cell/>
          <table:table-cell table:style-name="ce42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7/03/2016</text:date>, <text:time>22:0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03T22:06:21.19</dc:date>
    <meta:editing-duration>P7DT14H8M2S</meta:editing-duration>
    <meta:editing-cycles>421</meta:editing-cycles>
    <meta:generator>OpenOffice/4.1.2$Win32 OpenOffice.org_project/412m3$Build-9782</meta:generator>
    <meta:document-statistic meta:table-count="9" meta:cell-count="2556" meta:object-count="0"/>
  </office:meta>
</office:document-meta>
</file>